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2f1df0" officeooo:paragraph-rsid="042f1df0"/>
    </style:style>
    <style:style style:name="P4" style:family="paragraph" style:parent-style-name="Text_20_body">
      <style:paragraph-properties fo:text-align="start" style:justify-single-word="false" style:writing-mode="lr-tb"/>
      <style:text-properties officeooo:rsid="042f1df0" officeooo:paragraph-rsid="042f1df0"/>
    </style:style>
    <style:style style:name="P5" style:family="paragraph" style:parent-style-name="Text_20_body">
      <style:paragraph-properties fo:text-align="start" style:justify-single-word="false" style:writing-mode="lr-tb"/>
      <style:text-properties officeooo:rsid="0430ecc0" officeooo:paragraph-rsid="0430ecc0"/>
    </style:style>
    <style:style style:name="P6" style:family="paragraph" style:parent-style-name="Text_20_body">
      <style:paragraph-properties fo:text-align="start" style:justify-single-word="false" style:writing-mode="lr-tb"/>
      <style:text-properties officeooo:rsid="0430ecc0" officeooo:paragraph-rsid="04318a9a"/>
    </style:style>
    <style:style style:name="P7" style:family="paragraph" style:parent-style-name="Text_20_body">
      <style:paragraph-properties fo:text-align="start" style:justify-single-word="false" style:writing-mode="lr-tb"/>
      <style:text-properties officeooo:rsid="0433cc30" officeooo:paragraph-rsid="0433cc30"/>
    </style:style>
    <style:style style:name="P8" style:family="paragraph" style:parent-style-name="Text_20_body">
      <style:paragraph-properties fo:text-align="end" style:justify-single-word="false" style:writing-mode="rl-tb"/>
      <style:text-properties officeooo:rsid="042f1df0" officeooo:paragraph-rsid="042f1df0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4325876" officeooo:paragraph-rsid="04325876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435b8e4" officeooo:paragraph-rsid="0435b8e4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4369381" officeooo:paragraph-rsid="04369381"/>
    </style:style>
    <style:style style:name="P12" style:family="paragraph" style:parent-style-name="Text_20_body">
      <style:paragraph-properties fo:text-align="end" style:justify-single-word="false" style:writing-mode="rl-tb"/>
      <style:text-properties officeooo:rsid="04369381" officeooo:paragraph-rsid="044146bc"/>
    </style:style>
    <style:style style:name="P13" style:family="paragraph" style:parent-style-name="Text_20_body">
      <style:paragraph-properties fo:text-align="end" style:justify-single-word="false" style:writing-mode="rl-tb"/>
      <style:text-properties officeooo:rsid="04369381" officeooo:paragraph-rsid="0444e4a2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4369381" officeooo:paragraph-rsid="044a3745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4369381" officeooo:paragraph-rsid="044da992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43d67a0" officeooo:paragraph-rsid="043d67a0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44146bc" officeooo:paragraph-rsid="0443f12e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44146bc" officeooo:paragraph-rsid="044146bc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4422488" officeooo:paragraph-rsid="04422488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4507168" officeooo:paragraph-rsid="044a3745"/>
    </style:style>
    <style:style style:name="P21" style:family="paragraph" style:parent-style-name="Heading_20_2">
      <style:paragraph-properties fo:text-align="end" style:justify-single-word="false" style:writing-mode="rl-tb"/>
      <style:text-properties officeooo:rsid="04507168" officeooo:paragraph-rsid="04541083"/>
    </style:style>
    <style:style style:name="P22" style:family="paragraph" style:parent-style-name="Heading_20_2">
      <style:text-properties officeooo:paragraph-rsid="04255d09"/>
    </style:style>
    <style:style style:name="P23" style:family="paragraph" style:parent-style-name="Heading_20_2">
      <style:paragraph-properties fo:text-align="end" style:justify-single-word="false" style:writing-mode="rl-tb"/>
      <style:text-properties fo:font-weight="normal" officeooo:rsid="04541083" officeooo:paragraph-rsid="04541083" style:font-weight-asian="normal" style:font-weight-complex="normal"/>
    </style:style>
    <style:style style:name="P24" style:family="paragraph" style:parent-style-name="Heading_20_1">
      <style:text-properties fo:font-weight="normal" officeooo:rsid="042676bf" officeooo:paragraph-rsid="04255d09" style:font-weight-asian="normal" style:font-weight-complex="normal"/>
    </style:style>
    <style:style style:name="P25" style:family="paragraph" style:parent-style-name="Text_20_body">
      <style:text-properties officeooo:rsid="04543565" officeooo:paragraph-rsid="0454356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676bf" style:font-weight-asian="normal" style:font-weight-complex="normal"/>
    </style:style>
    <style:style style:name="T3" style:family="text">
      <style:text-properties fo:font-weight="normal" officeooo:rsid="042a780b" style:font-weight-asian="normal" style:font-weight-complex="normal"/>
    </style:style>
    <style:style style:name="T4" style:family="text">
      <style:text-properties fo:font-weight="normal" officeooo:rsid="04541083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43220c3"/>
    </style:style>
    <style:style style:name="T7" style:family="text">
      <style:text-properties officeooo:rsid="0433cc30"/>
    </style:style>
    <style:style style:name="T8" style:family="text">
      <style:text-properties officeooo:rsid="043ad382"/>
    </style:style>
    <style:style style:name="T9" style:family="text">
      <style:text-properties officeooo:rsid="044146bc"/>
    </style:style>
    <style:style style:name="T10" style:family="text">
      <style:text-properties officeooo:rsid="0444189d"/>
    </style:style>
    <style:style style:name="T11" style:family="text">
      <style:text-properties officeooo:rsid="0448228f"/>
    </style:style>
    <style:style style:name="T12" style:family="text">
      <style:text-properties officeooo:rsid="0448fd43"/>
    </style:style>
    <style:style style:name="T13" style:family="text">
      <style:text-properties officeooo:rsid="044986a4"/>
    </style:style>
    <style:style style:name="T14" style:family="text">
      <style:text-properties officeooo:rsid="044a3745"/>
    </style:style>
    <style:style style:name="T15" style:family="text">
      <style:text-properties officeooo:rsid="044c21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שאלות למבחן</text:h>
      <text:p text:style-name="P22"><text:span text:style-name="T2">1</text:span><text:span text:style-name="T1">. </text:span><text:span text:style-name="T3">זיהוי תקלות</text:span><text:span text:style-name="T4"> - friend</text:span></text:p>
      <text:p text:style-name="P3">נתון קוד חלקי של מחלקה המייצגת שבר. הקוד הנ"ל נמצא בקובץ <text:span text:style-name="T15">Fraction.h</text:span>:</text:p>
      <text:p text:style-name="P4">class Fraction {</text:p>
      <text:p text:style-name="P4"><text:tab/>friend ostream&amp; operator&lt;&lt; (ostream&amp; os, const Fraction&amp; f);</text:p>
      <text:p text:style-name="P4">private:</text:p>
      <text:p text:style-name="P4"><text:tab/>int nom, den;</text:p>
      <text:p text:style-name="P4">}</text:p>
      <text:p text:style-name="P8">והקוד הנ"ל נמצא בקובץ <text:span text:style-name="T15">Fraction.cpp</text:span>:</text:p>
      <text:p text:style-name="P5">ostream&amp; Fraction::operator&lt;&lt; (ostream&amp; os, Fraction&amp; f) {</text:p>
      <text:p text:style-name="P6"><text:tab/><text:span text:style-name="T6">return os &lt;&lt; frac.nom &lt;&lt; "/" &lt;&lt; frac.den;</text:span></text:p>
      <text:p text:style-name="P6">}</text:p>
      <text:p text:style-name="P9">כשמריצים את הקוד <text:span text:style-name="T7">בקומפיילר ++clang מתקבלות שתי שגיאות קומפילציה:</text:span></text:p>
      <text:p text:style-name="P7">error: nom is a private member of 'Fraction'</text:p>
      <text:p text:style-name="P7">error: den is a private member of 'Fraction'</text:p>
      <text:p text:style-name="P10"/>
      <text:p text:style-name="P12"><text:span text:style-name="T9">סטודנטים שונים הציעו מספר שינויים לקוד. </text:span>ציינו לגבי כל <text:span text:style-name="T9">אחד מהשינויים:</text:span></text:p>
      <text:p text:style-name="P12"><text:span text:style-name="T9">(1) </text:span>האם <text:span text:style-name="T9">הוא אכן יגרום לקוד להתקמפל? </text:span></text:p>
      <text:p text:style-name="P18">(2) האם הוא אכן הפתרון הנכון לבעיה לפי כללי הנדסת תוכנה? </text:p>
      <text:p text:style-name="P17">נמקו כל תשובה בשתי שורות לכל היותר. </text:p>
      <text:p text:style-name="P19"><text:span text:style-name="T5">רמז</text:span>: יש רק פתרון אחד שגם יגרום לקוד להתקמפל והוא גם נכון לפי כללי הנדסת תוכנה.</text:p>
      <text:p text:style-name="P16"><text:span text:style-name="T11">הבהרה</text:span>: <text:span text:style-name="T12">כל שינוי עומד בפני עצמו</text:span> - לא מבצעים <text:span text:style-name="T13">שני </text:span>שינויים בו-זמנית.</text:p>
      <text:p text:style-name="P11"><text:span text:style-name="T10">שינוי </text:span>א. למחוק את המילה friend מקובץ h.</text:p>
      <text:p text:style-name="P13"><text:span text:style-name="T10">שינוי </text:span>ב. למחוק את המילה const מקובץ h.</text:p>
      <text:p text:style-name="P15"><text:span text:style-name="T10">שינוי </text:span>ג. למחוק את המילה <text:span text:style-name="T8">:</text:span>private מקובץ h.</text:p>
      <text:p text:style-name="P13"><text:span text:style-name="T10">שינוי </text:span>ד. להוסיף את המילה <text:span text:style-name="T8">:</text:span>public לקובץ h (ציינו היכן בדיוק).</text:p>
      <text:p text:style-name="P13"><text:span text:style-name="T10">שינוי ה</text:span>. להוסיף את המילה friend לקובץ cpp (ציינו היכן בדיוק).</text:p>
      <text:p text:style-name="P13"><text:span text:style-name="T10">שינוי ו</text:span>. להוסיף את המילה const לקובץ cpp (ציינו היכן בדיוק).</text:p>
      <text:p text:style-name="P14"><text:span text:style-name="T10">שינוי ז</text:span>. <text:span text:style-name="T14">להוסיף </text:span>את המילה <text:span text:style-name="T8">:</text:span>private <text:span text:style-name="T14">לקובץ cpp </text:span>(ציינו היכן בדיוק).</text:p>
      <text:p text:style-name="P14"><text:span text:style-name="T10">שינוי ח</text:span>. להוסיף את המילה <text:span text:style-name="T8">:</text:span>public לקובץ <text:span text:style-name="T14">cpp</text:span> (ציינו היכן בדיוק).</text:p>
      <text:p text:style-name="P20"/>
      <text:p text:style-name="P21"><text:span text:style-name="T4">2</text:span><text:span text:style-name="T1">. </text:span><text:span text:style-name="T3">זיהוי תקלות</text:span><text:span text:style-name="T4"> - העתקה עמוקה</text:span></text:p>
      <text:p text:style-name="P25">נתונה מחלקה [בלי העתקה עמוקה].</text:p>
      <text:p text:style-name="P25">איזה שגיאות עלולות לקרות? [לוגית, זמן-ריצה].</text:p>
      <text:p text:style-name="P25">איך לתקן? [הוספת בנאי מעתיק / אופרטור השמה].</text:p>
      <text:p text:style-name="P25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11T10:36:39.002053443</dc:date>
    <meta:editing-duration>P7DT22H43M50S</meta:editing-duration>
    <meta:editing-cycles>1014</meta:editing-cycles>
    <meta:document-statistic meta:table-count="0" meta:image-count="0" meta:object-count="0" meta:page-count="1" meta:paragraph-count="35" meta:word-count="256" meta:character-count="1421" meta:non-whitespace-character-count="1194"/>
  </office:meta>
</office:document-meta>
</file>